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b17" officeooo:paragraph-rsid="00012b17"/>
    </style:style>
    <style:style style:name="P2" style:family="paragraph" style:parent-style-name="Standard">
      <style:text-properties fo:font-weight="bold" officeooo:rsid="00012b17" officeooo:paragraph-rsid="00012b17" style:font-weight-asian="bold" style:font-weight-complex="bold"/>
    </style:style>
    <style:style style:name="P3" style:family="paragraph" style:parent-style-name="Standard">
      <style:text-properties fo:font-weight="bold" officeooo:rsid="000252f0" officeooo:paragraph-rsid="000252f0" style:font-weight-asian="bold" style:font-weight-complex="bold"/>
    </style:style>
    <style:style style:name="P4" style:family="paragraph" style:parent-style-name="Standard">
      <style:text-properties fo:font-weight="bold" officeooo:rsid="0002c38c" officeooo:paragraph-rsid="0002c38c" style:font-weight-asian="bold" style:font-weight-complex="bold"/>
    </style:style>
    <style:style style:name="P5" style:family="paragraph" style:parent-style-name="Standard">
      <style:text-properties fo:font-weight="bold" officeooo:rsid="0003439b" officeooo:paragraph-rsid="0003439b" style:font-weight-asian="bold" style:font-weight-complex="bold"/>
    </style:style>
    <style:style style:name="P6" style:family="paragraph" style:parent-style-name="Standard">
      <style:text-properties fo:font-weight="bold" officeooo:rsid="0007d02f" officeooo:paragraph-rsid="0007d02f" style:font-weight-asian="bold" style:font-weight-complex="bold"/>
    </style:style>
    <style:style style:name="P7" style:family="paragraph" style:parent-style-name="Standard">
      <style:text-properties fo:font-weight="normal" officeooo:rsid="00012b17" officeooo:paragraph-rsid="00012b17" style:font-weight-asian="normal" style:font-weight-complex="normal"/>
    </style:style>
    <style:style style:name="P8" style:family="paragraph" style:parent-style-name="Standard">
      <style:text-properties fo:font-weight="normal" officeooo:rsid="0002c38c" officeooo:paragraph-rsid="0002c38c" style:font-weight-asian="normal" style:font-weight-complex="normal"/>
    </style:style>
    <style:style style:name="P9" style:family="paragraph" style:parent-style-name="Standard">
      <style:text-properties fo:font-weight="normal" officeooo:rsid="0003439b" officeooo:paragraph-rsid="0003439b" style:font-weight-asian="normal" style:font-weight-complex="normal"/>
    </style:style>
    <style:style style:name="P10" style:family="paragraph" style:parent-style-name="Standard">
      <style:text-properties fo:font-weight="normal" officeooo:rsid="0003439b" officeooo:paragraph-rsid="0007d02f" style:font-weight-asian="normal" style:font-weight-complex="normal"/>
    </style:style>
    <style:style style:name="P11" style:family="paragraph" style:parent-style-name="Standard">
      <style:text-properties fo:font-weight="normal" officeooo:rsid="0003439b" officeooo:paragraph-rsid="000c8757" style:font-weight-asian="normal" style:font-weight-complex="normal"/>
    </style:style>
    <style:style style:name="P12" style:family="paragraph" style:parent-style-name="Standard">
      <style:text-properties fo:font-weight="normal" officeooo:rsid="00099efa" officeooo:paragraph-rsid="00099efa" style:font-weight-asian="normal" style:font-weight-complex="normal"/>
    </style:style>
    <style:style style:name="P13" style:family="paragraph" style:parent-style-name="Standard">
      <style:text-properties fo:font-weight="bold" officeooo:rsid="00012b17" officeooo:paragraph-rsid="00012b17" style:font-weight-asian="bold" style:font-weight-complex="bold"/>
    </style:style>
    <style:style style:name="P14" style:family="paragraph" style:parent-style-name="Standard">
      <style:text-properties fo:font-weight="bold" officeooo:rsid="00099efa" officeooo:paragraph-rsid="00099efa" style:font-weight-asian="bold" style:font-weight-complex="bold"/>
    </style:style>
    <style:style style:name="P15" style:family="paragraph" style:parent-style-name="Standard">
      <style:text-properties fo:font-weight="bold" officeooo:rsid="000f09be" officeooo:paragraph-rsid="000f09be" style:font-weight-asian="bold" style:font-weight-complex="bold"/>
    </style:style>
    <style:style style:name="T1" style:family="text">
      <style:text-properties officeooo:rsid="000252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368d" style:font-weight-asian="bold" style:font-weight-complex="bold"/>
    </style:style>
    <style:style style:name="T4" style:family="text">
      <style:text-properties officeooo:rsid="00045879"/>
    </style:style>
    <style:style style:name="T5" style:family="text">
      <style:text-properties officeooo:rsid="0006368d"/>
    </style:style>
    <style:style style:name="T6" style:family="text">
      <style:text-properties officeooo:rsid="0007d02f"/>
    </style:style>
    <style:style style:name="T7" style:family="text">
      <style:text-properties officeooo:rsid="00099efa"/>
    </style:style>
    <style:style style:name="T8" style:family="text">
      <style:text-properties officeooo:rsid="000b9551"/>
    </style:style>
    <style:style style:name="T9" style:family="text">
      <style:text-properties fo:color="#ff3333" fo:font-weight="bold" officeooo:rsid="000b9551" style:font-weight-asian="bold" style:font-weight-complex="bold"/>
    </style:style>
    <style:style style:name="T10" style:family="text">
      <style:text-properties fo:color="#ff3333" fo:font-weight="bold" officeooo:rsid="00099efa" style:font-weight-asian="bold" style:font-weight-complex="bold"/>
    </style:style>
    <style:style style:name="T11" style:family="text">
      <style:text-properties fo:color="#ff3333" fo:font-weight="bold" officeooo:rsid="0007d02f" style:font-weight-asian="bold" style:font-weight-complex="bold"/>
    </style:style>
    <style:style style:name="T12" style:family="text">
      <style:text-properties fo:color="#ff3333" fo:font-weight="bold" officeooo:rsid="0006368d" style:font-weight-asian="bold" style:font-weight-complex="bold"/>
    </style:style>
    <style:style style:name="T13" style:family="text">
      <style:text-properties fo:color="#ff3333" fo:font-weight="bold" officeooo:rsid="00045879" style:font-weight-asian="bold" style:font-weight-complex="bold"/>
    </style:style>
    <style:style style:name="T14" style:family="text">
      <style:text-properties fo:color="#ff3333" fo:font-weight="bold" officeooo:rsid="000c8757" style:font-weight-asian="bold" style:font-weight-complex="bold"/>
    </style:style>
    <style:style style:name="T15" style:family="text">
      <style:text-properties fo:color="#ff3333" fo:font-weight="bold" officeooo:rsid="000252f0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ed04" style:font-weight-asian="normal" style:font-weight-complex="normal"/>
    </style:style>
    <style:style style:name="T18" style:family="text">
      <style:text-properties fo:font-weight="normal" officeooo:rsid="001154a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UL 1</text:p>
      <text:p text:style-name="P2">Question 1:</text:p>
      <text:p text:style-name="P1">* bias, forklar biaser<text:tab/><text:tab/><text:span text:style-name="T9">bias</text:span></text:p>
      <text:p text:style-name="P1">* kroppslige trekk/ansiktstrekk<text:tab/><text:span text:style-name="T9">trekk</text:span></text:p>
      <text:p text:style-name="P2">Studie av dommer i USA</text:p>
      <text:p text:style-name="P1">- mer afrikanske trekk = kraftigere dom <text:tab/><text:span text:style-name="T8">sterkt afroamerikansk, sterk dom</text:span></text:p>
      <text:p text:style-name="P1">- Dess mer stereotypiske svarte trekk, dess sannere er stereotypen. Finnes ikke I mellom gruppene, men kun innenfor gruppene (svarte med sterkere trekk, bedømmet mer stereotypisk enn andre svarte. Samme med hvite med svarte trekk)<text:tab/><text:tab/><text:span text:style-name="T9">likner stereotype = bedømmet som mer riktig</text:span></text:p>
      <text:p text:style-name="P1"><text:span text:style-name="T2">- </text:span>biasen skjer unconcious<text:tab/><text:tab/><text:span text:style-name="T9">no control</text:span></text:p>
      <text:p text:style-name="P2">Årsak til hvorfor:</text:p>
      <text:p text:style-name="P7">- skjemaer<text:tab/><text:tab/><text:span text:style-name="T9">skjemaer</text:span></text:p>
      <text:p text:style-name="P2">Diskusjon hva som hadde skjedd med samme I Norge</text:p>
      <text:p text:style-name="P7">- <text:span text:style-name="T1">USA lang erfaring med afroamerikanere, og afrikanske</text:span></text:p>
      <text:p text:style-name="P7">- <text:span text:style-name="T1">ikke lenger forskjell på dom for svarte og hvite, diskutere også hvorvidt feature-based stereotyping kan bli borte ved å sette fokus på dette hos dommerne.<text:tab/><text:tab/></text:span><text:span text:style-name="T9">focus</text:span></text:p>
      <text:p text:style-name="P7">- <text:span text:style-name="T1">interresant å tenke på om det er noen bias FØR man kommer inn I rettssystemet<text:tab/></text:span><text:span text:style-name="T15">bias <text:s/>FØR</text:span></text:p>
      <text:p text:style-name="P2"/>
      <text:p text:style-name="P3">Question 2</text:p>
      <text:p text:style-name="P8">* Evolusjon<text:tab/><text:tab/><text:span text:style-name="T9">evolution</text:span></text:p>
      <text:p text:style-name="P8">* Kjønn og alder gir mening, race gir ikke<text:tab/><text:tab/><text:span text:style-name="T9">kjønn og alder OK, rase NOT OK</text:span></text:p>
      <text:p text:style-name="P8">* Race underkategori av detecting av coalitions<text:tab/><text:span text:style-name="T9">under koalisjon</text:span></text:p>
      <text:p text:style-name="P8">* se om dette stemmer → who-said-what paradigmet<text:tab/><text:span text:style-name="T9">who-said-what</text:span><text:tab/></text:p>
      <text:p text:style-name="P4">Forklare eksperiment, og hvordan å utføre</text:p>
      <text:p text:style-name="P8">- prediksjoner<text:tab/><text:tab/><text:span text:style-name="T9">prediksjoner</text:span></text:p>
      <text:p text:style-name="P8">. mulig å fjerne<text:tab/><text:tab/><text:span text:style-name="T9">fjerne</text:span></text:p>
      <text:p text:style-name="P8">. tilfeldige tegn på koalisjon like sterkt kodet som rase<text:tab/><text:tab/><text:span text:style-name="T9">random tegn</text:span></text:p>
      <text:p text:style-name="P8"/>
      <text:p text:style-name="P4">Question 3</text:p>
      <text:p text:style-name="P8">* explain bias<text:tab/><text:tab/><text:span text:style-name="T9">bias</text:span></text:p>
      <text:p text:style-name="P8">* explain original shooter experiment<text:tab/><text:tab/><text:span text:style-name="T9">shooter </text:span></text:p>
      <text:p text:style-name="P8">* explain modified with muslim headgear, also the primers<text:tab/><text:tab/><text:span text:style-name="T9">muslim</text:span></text:p>
      <text:p text:style-name="P4">* discuss if this would happen in Norway</text:p>
      <text:p text:style-name="P8">- skjemaer<text:tab/><text:tab/><text:span text:style-name="T9">skjema</text:span></text:p>
      <text:p text:style-name="P8">- muslimsk hodeplagg I assosiasjoner med farlige ting<text:tab/><text:tab/><text:span text:style-name="T9">muslig farlig</text:span></text:p>
      <text:p text:style-name="P8">- ender dermed opp med shooter bias I Norge<text:tab/><text:tab/><text:span text:style-name="T9">Norge shooter bias</text:span></text:p>
      <text:p text:style-name="P8"/>
      <text:p text:style-name="P5">Question 4 (Vera, ikke lagt ut enda)</text:p>
      <text:p text:style-name="P9"/>
      <text:p text:style-name="P5">Question 5</text:p>
      <text:p text:style-name="P9">* Forklare bakgrunn til eksperiment (folk kjenner igjen andres uttrykk (og forstår dem) ved å mimice ansiktsuttrykkene)<text:tab/><text:tab/><text:span text:style-name="T14">mimic</text:span></text:p>
      <text:p text:style-name="P9">* <text:span text:style-name="T4">kort forklare mimicry, og at det er et sosial bindemiddel som alle bruker. I artikkelen handler det om at vi ikke kun bruker ansiktsuttrykk til å få vist hva vi mener, men også ved hjelp av mimicry, forstå andres ansiktsuttrykk<text:tab/><text:tab/></text:span><text:span text:style-name="T13">sosialt glue</text:span></text:p>
      <text:p text:style-name="P9">* <text:span text:style-name="T4">Botox (impair) and restylane(does not impair) <text:tab/><text:tab/></text:span><text:span text:style-name="T13">botox + restylane</text:span></text:p>
      <text:p text:style-name="P9">* <text:span text:style-name="T4">Reading the Mind in the Eyes Test<text:tab/><text:tab/></text:span><text:span text:style-name="T13">Reading the Mind in the Eyes Test</text:span></text:p>
      <text:p text:style-name="P9">* <text:span text:style-name="T4">Fant signifikant forskjell mellom botox og ikke botox<text:tab/><text:tab/></text:span><text:span text:style-name="T13">ikke botox &gt; botox</text:span></text:p>
      <text:p text:style-name="P9">* <text:span text:style-name="T4">Resisting gel I ansikt/arm. Økt score I ansikt. Interessant: lavere score enn restylane for gel på arm<text:tab/><text:tab/></text:span><text:span text:style-name="T13">gel = bedre</text:span></text:p>
      <text:p text:style-name="P9"/>
      <text:p text:style-name="P9"/>
      <text:p text:style-name="P9"><text:soft-page-break/>* <text:s/><text:span text:style-name="T3">Har tatt hånd om forskjellige ting som kan diskredere forsøket:</text:span></text:p>
      <text:p text:style-name="P9">- <text:span text:style-name="T5">mulige selection biases <text:tab/><text:tab/></text:span><text:span text:style-name="T12">seleksjon bias</text:span></text:p>
      <text:p text:style-name="P10">- <text:span text:style-name="T5">mulighet for økning I accuracy ved hjelp av restylane<text:tab/><text:tab/></text:span><text:span text:style-name="T12">restylane</text:span></text:p>
      <text:p text:style-name="P10"/>
      <text:p text:style-name="P6">Question 6</text:p>
      <text:p text:style-name="P10"><text:span text:style-name="T6">* stresshormonet<text:tab/><text:tab/></text:span><text:span text:style-name="T11">stress</text:span></text:p>
      <text:p text:style-name="P10">* <text:span text:style-name="T6">sosialt lim<text:tab/><text:tab/></text:span><text:span text:style-name="T11">sosialt lim</text:span></text:p>
      <text:p text:style-name="P10">* <text:span text:style-name="T6">tilhørighet nødvendig for mennesker<text:tab/><text:tab/></text:span><text:span text:style-name="T11">tilhørighet</text:span></text:p>
      <text:p text:style-name="P10">* <text:span text:style-name="T6">Hva skjer om ikke mimicked<text:tab/><text:tab/></text:span><text:span text:style-name="T11">stresset</text:span></text:p>
      <text:p text:style-name="P10">* <text:span text:style-name="T6">cortisol til dels kontrollert av sosial interaksjon<text:tab/><text:tab/></text:span><text:span text:style-name="T11">sosial interkasjon kontrollerer kortisol</text:span></text:p>
      <text:p text:style-name="P11">* <text:span text:style-name="T7">these findings have not been seen before,</text:span></text:p>
      <text:p text:style-name="P11"><text:span text:style-name="T7">and is something that has to be taken into consideration<text:tab/><text:tab/></text:span><text:span text:style-name="T10">nytt</text:span></text:p>
      <text:p text:style-name="P10">* <text:span text:style-name="T7">linka cardiovascular disease og høyt blodtrykk<text:tab/><text:tab/></text:span><text:span text:style-name="T10">cardiovascular og høyt blodtrykk</text:span></text:p>
      <text:p text:style-name="P10">- <text:span text:style-name="T7">må I modeller ta hensyn til sosial omkrets og liknende<text:tab/><text:tab/></text:span><text:span text:style-name="T10">model, sosialt</text:span></text:p>
      <text:p text:style-name="P10">- <text:span text:style-name="T7">trene opp leger og psykologer og liknende til å se opp for slike signaler <text:tab/><text:tab/></text:span><text:span text:style-name="T10">lege psykolog</text:span></text:p>
      <text:p text:style-name="P10"/>
      <text:p text:style-name="P14">Question 7 (Anita, veldig lang oppgave. Orket ikke ta den nuh!)</text:p>
      <text:p text:style-name="P15">* <text:span text:style-name="T16">Vi imiterer alt. Grunnleggende egenskap hos mennesker,</text:span></text:p>
      <text:p text:style-name="P15"><text:span text:style-name="T16">* social glue</text:span></text:p>
      <text:p text:style-name="P15"><text:span text:style-name="T16">* </text:span><text:span text:style-name="T17">både automatisk, og for å oppnå spesielle mål</text:span></text:p>
      <text:p text:style-name="P15"><text:span text:style-name="T17">* stor mengde forskning, og store mengder som kan imiteres, gjesping, kroppsholdning, etc.</text:span></text:p>
      <text:p text:style-name="P15"><text:span text:style-name="T17">* også dialekt, talehastighet, osv. I barn</text:span></text:p>
      <text:p text:style-name="P15"><text:span text:style-name="T17">* </text:span></text:p>
      <text:p text:style-name="P12"/>
      <text:p text:style-name="P14">Question 8</text:p>
      <text:p text:style-name="P14">* <text:span text:style-name="T17">mimic for å forstå andre</text:span></text:p>
      <text:p text:style-name="P14"><text:span text:style-name="T17">* social glue</text:span></text:p>
      <text:p text:style-name="P14"><text:span text:style-name="T17">* ansikt brukt til å vise følelser, eller IKKE vise følelser</text:span></text:p>
      <text:p text:style-name="P14"><text:span text:style-name="T17">* likowsky attitude endrer noens respons til smil og frowns</text:span></text:p>
      <text:p text:style-name="P14"><text:span text:style-name="T17">* </text:span><text:span text:style-name="T18">zygomaticus major (smilemuskel), stor aktivasjon med god attitude mot person som smiler</text:span></text:p>
      <text:p text:style-name="P14"><text:span text:style-name="T18">* frown + god attitude = frown corrugator supercilii</text:span></text:p>
      <text:p text:style-name="P14"><text:span text:style-name="T18">* frown + negativ attitude = decrease corrugator supercilii = nærmest fornøyd</text:span></text:p>
      <text:p text:style-name="P14"><text:span text:style-name="T18">* evolusjon, inngruppe, utgruppe</text:span></text:p>
      <text:p text:style-name="P14"/>
      <text:p text:style-name="P14"/>
      <text:p text:style-name="P14"/>
      <text:p text:style-name="P14"/>
      <text:p text:style-name="P14"/>
      <text:p text:style-name="P14">What predictions does the embodiment account make – how can it be tested whether a concept is embodied? Name at least 2 methods, and describe 1 in more detail with an example study. </text:p>
      <text:p text:style-name="P14"><text:span text:style-name="T18">*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18:42.630000000</meta:creation-date>
    <dc:date>2015-04-16T19:35:41.221000000</dc:date>
    <meta:editing-duration>PT27M9S</meta:editing-duration>
    <meta:editing-cycles>4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71" meta:word-count="672" meta:character-count="4035" meta:non-whitespace-character-count="3389"/>
  </office:meta>
</office:document-meta>
</file>